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/>
    </style:style>
    <style:style style:name="P6" style:parent-style-name="Standard" style:family="paragraph">
      <style:paragraph-properties fo:text-align="center" fo:margin-bottom="0in"/>
    </style:style>
    <style:style style:name="T7" style:parent-style-name="Fuentedepárrafopredeter." style:family="text">
      <style:text-properties fo:font-weight="bold" style:font-weight-asian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font-name-asian="Arial" style:font-name-complex="Arial" fo:font-weight="bold" style:font-weight-asian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fo:font-weight="bold" style:font-weight-asian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font-name-asian="Arial" style:font-name-complex="Arial" fo:font-weight="bold" style:font-weight-asian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fo:font-weight="bold" style:font-weight-asian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center" fo:margin-bottom="0in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style:font-name-asian="Arial" style:font-name-complex="Arial" fo:font-weight="bold" style:font-weight-asian="bold"/>
    </style:style>
    <style:style style:name="T15" style:parent-style-name="Fuentedepárrafopredeter." style:family="text">
      <style:text-properties fo:font-weight="bold" style:font-weight-asian="bold"/>
    </style:style>
    <style:style style:name="P16" style:parent-style-name="Standard" style:family="paragraph">
      <style:paragraph-properties fo:text-align="center" fo:margin-bottom="0in">
        <style:tab-stops>
          <style:tab-stop style:type="left" style:position="5.9062in"/>
        </style:tab-stops>
      </style:paragraph-properties>
    </style:style>
    <style:style style:name="T17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T18" style:parent-style-name="Fuentedepárrafopredeter." style:family="text">
      <style:text-properties style:font-name-asian="Arial" style:font-name-complex="Arial" fo:font-weight="bold" style:font-weight-asian="bold" fo:font-size="8pt" style:font-size-asian="8pt" style:font-size-complex="8pt"/>
    </style:style>
    <style:style style:name="T19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20" style:parent-style-name="Standard" style:family="paragraph">
      <style:paragraph-properties fo:text-align="center" fo:margin-bottom="0in">
        <style:tab-stops>
          <style:tab-stop style:type="left" style:position="5.9062in"/>
        </style:tab-stops>
      </style:paragraph-properties>
      <style:text-properties fo:font-weight="bold" style:font-weight-asian="bold" fo:font-size="8pt" style:font-size-asian="8pt" style:font-size-complex="8pt"/>
    </style:style>
    <style:style style:name="T21" style:parent-style-name="Fuentedepárrafopredeter." style:family="text">
      <style:text-properties fo:font-weight="bold" style:font-weight-asian="bold"/>
    </style:style>
    <style:style style:name="T22" style:parent-style-name="Fuentedepárrafopredeter." style:family="text">
      <style:text-properties style:font-name-asian="Arial" style:font-name-complex="Arial" fo:font-weight="bold" style:font-weight-asian="bold"/>
    </style:style>
    <style:style style:name="T23" style:parent-style-name="Fuentedepárrafopredeter." style:family="text">
      <style:text-properties fo:font-weight="bold" style:font-weight-asian="bold"/>
    </style:style>
    <style:style style:name="T24" style:parent-style-name="Fuentedepárrafopredeter." style:family="text">
      <style:text-properties style:font-name-asian="Arial" style:font-name-complex="Arial" fo:font-weight="bold" style:font-weight-asian="bold"/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Fuentedepárrafopredeter." style:family="text">
      <style:text-properties style:font-name-asian="Arial" style:font-name-complex="Arial"/>
    </style:style>
    <style:style style:name="P27" style:parent-style-name="Standard" style:family="paragraph">
      <style:paragraph-properties>
        <style:tab-stops>
          <style:tab-stop style:type="left" style:position="0.1972in"/>
        </style:tab-stops>
      </style:paragraph-properties>
    </style:style>
    <style:style style:name="T28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line-height="100%">
        <style:tab-stops>
          <style:tab-stop style:type="left" style:position="0.1972in"/>
        </style:tab-stops>
      </style:paragraph-properties>
    </style:style>
    <style:style style:name="T30" style:parent-style-name="Fuentedepárrafopredeter." style:family="text">
      <style:text-properties fo:font-size="8pt" style:font-size-asian="8pt" style:font-size-complex="8pt"/>
    </style:style>
    <style:style style:name="T31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32" style:parent-style-name="Fuentedepárrafopredeter." style:family="text">
      <style:text-properties fo:font-size="8pt" style:font-size-asian="8pt" style:font-size-complex="8pt"/>
    </style:style>
    <style:style style:name="T33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34" style:parent-style-name="Fuentedepárrafopredeter." style:family="text">
      <style:text-properties fo:font-size="8pt" style:font-size-asian="8pt" style:font-size-complex="8pt"/>
    </style:style>
    <style:style style:name="T35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36" style:parent-style-name="Fuentedepárrafopredeter." style:family="text">
      <style:text-properties fo:font-size="8pt" style:font-size-asian="8pt" style:font-size-complex="8pt"/>
    </style:style>
    <style:style style:name="T37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38" style:parent-style-name="Fuentedepárrafopredeter." style:family="text">
      <style:text-properties fo:font-size="8pt" style:font-size-asian="8pt" style:font-size-complex="8pt"/>
    </style:style>
    <style:style style:name="T39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40" style:parent-style-name="Fuentedepárrafopredeter." style:family="text">
      <style:text-properties fo:font-size="8pt" style:font-size-asian="8pt" style:font-size-complex="8pt"/>
    </style:style>
    <style:style style:name="T41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42" style:parent-style-name="Fuentedepárrafopredeter." style:family="text">
      <style:text-properties fo:font-size="8pt" style:font-size-asian="8pt" style:font-size-complex="8pt"/>
    </style:style>
    <style:style style:name="T43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44" style:parent-style-name="Fuentedepárrafopredeter." style:family="text">
      <style:text-properties fo:font-size="8pt" style:font-size-asian="8pt" style:font-size-complex="8pt"/>
    </style:style>
    <style:style style:name="T45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46" style:parent-style-name="Fuentedepárrafopredeter." style:family="text">
      <style:text-properties fo:font-size="8pt" style:font-size-asian="8pt" style:font-size-complex="8pt"/>
    </style:style>
    <style:style style:name="P47" style:parent-style-name="Standard" style:list-style-name="WW8Num2" style:family="paragraph">
      <style:paragraph-properties fo:margin-bottom="0in" fo:line-height="100%" fo:margin-left="0.2159in" fo:text-indent="-0.1041in">
        <style:tab-stops>
          <style:tab-stop style:type="left" style:position="0.2083in"/>
        </style:tab-stops>
      </style:paragraph-properties>
    </style:style>
    <style:style style:name="T48" style:parent-style-name="Fuentedepárrafopredeter." style:family="text">
      <style:text-properties fo:font-size="8pt" style:font-size-asian="8pt" style:font-size-complex="8pt"/>
    </style:style>
    <style:style style:name="T49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50" style:parent-style-name="Fuentedepárrafopredeter." style:family="text">
      <style:text-properties fo:font-size="8pt" style:font-size-asian="8pt" style:font-size-complex="8pt"/>
    </style:style>
    <style:style style:name="T51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52" style:parent-style-name="Fuentedepárrafopredeter." style:family="text">
      <style:text-properties fo:font-size="8pt" style:font-size-asian="8pt" style:font-size-complex="8pt"/>
    </style:style>
    <style:style style:name="T53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54" style:parent-style-name="Fuentedepárrafopredeter." style:family="text">
      <style:text-properties fo:font-size="8pt" style:font-size-asian="8pt" style:font-size-complex="8pt"/>
    </style:style>
    <style:style style:name="T55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56" style:parent-style-name="Fuentedepárrafopredeter." style:family="text">
      <style:text-properties fo:font-size="8pt" style:font-size-asian="8pt" style:font-size-complex="8pt"/>
    </style:style>
    <style:style style:name="T57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58" style:parent-style-name="Fuentedepárrafopredeter." style:family="text">
      <style:text-properties fo:font-size="8pt" style:font-size-asian="8pt" style:font-size-complex="8pt"/>
    </style:style>
    <style:style style:name="T59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60" style:parent-style-name="Fuentedepárrafopredeter." style:family="text">
      <style:text-properties fo:font-size="8pt" style:font-size-asian="8pt" style:font-size-complex="8pt"/>
    </style:style>
    <style:style style:name="T61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62" style:parent-style-name="Fuentedepárrafopredeter." style:family="text">
      <style:text-properties fo:font-size="8pt" style:font-size-asian="8pt" style:font-size-complex="8pt"/>
    </style:style>
    <style:style style:name="T63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64" style:parent-style-name="Fuentedepárrafopredeter." style:family="text">
      <style:text-properties fo:font-size="8pt" style:font-size-asian="8pt" style:font-size-complex="8pt"/>
    </style:style>
    <style:style style:name="T65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66" style:parent-style-name="Fuentedepárrafopredeter." style:family="text">
      <style:text-properties fo:font-size="8pt" style:font-size-asian="8pt" style:font-size-complex="8pt"/>
    </style:style>
    <style:style style:name="T67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68" style:parent-style-name="Fuentedepárrafopredeter." style:family="text">
      <style:text-properties fo:font-size="8pt" style:font-size-asian="8pt" style:font-size-complex="8pt"/>
    </style:style>
    <style:style style:name="T69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70" style:parent-style-name="Fuentedepárrafopredeter." style:family="text">
      <style:text-properties fo:font-size="8pt" style:font-size-asian="8pt" style:font-size-complex="8pt"/>
    </style:style>
    <style:style style:name="T71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72" style:parent-style-name="Fuentedepárrafopredeter." style:family="text">
      <style:text-properties fo:font-size="8pt" style:font-size-asian="8pt" style:font-size-complex="8pt"/>
    </style:style>
    <style:style style:name="P73" style:parent-style-name="Standard" style:family="paragraph">
      <style:paragraph-properties fo:margin-bottom="0in" fo:line-height="100%" fo:margin-left="0.2159in" fo:text-indent="-0.1041in">
        <style:tab-stops>
          <style:tab-stop style:type="left" style:position="0.2083in"/>
        </style:tab-stops>
      </style:paragraph-properties>
      <style:text-properties fo:font-size="8pt" style:font-size-asian="8pt" style:font-size-complex="8pt"/>
    </style:style>
    <style:style style:name="P74" style:parent-style-name="Standard" style:family="paragraph">
      <style:paragraph-properties fo:line-height="100%"/>
    </style:style>
    <style:style style:name="T7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line-height="100%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T82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84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T86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T88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90" style:parent-style-name="Fuentedepárrafopredeter." style:family="text">
      <style:text-properties style:font-name-asian="Arial" style:font-name-complex="Arial" fo:font-weight="bold" style:font-weight-asian="bold" style:font-weight-complex="bold"/>
    </style:style>
    <style:style style:name="P91" style:parent-style-name="Standard" style:family="paragraph">
      <style:text-properties fo:font-size="9pt" style:font-size-asian="9pt" style:font-size-complex="9pt"/>
    </style:style>
    <style:style style:name="P92" style:parent-style-name="Standard" style:list-style-name="LFO5" style:family="paragraph">
      <style:text-properties fo:font-size="9pt" style:font-size-asian="9pt" style:font-size-complex="9pt"/>
    </style:style>
    <style:style style:name="P93" style:parent-style-name="Standard" style:list-style-name="LFO6" style:family="paragraph">
      <style:text-properties fo:font-size="9pt" style:font-size-asian="9pt" style:font-size-complex="9pt"/>
    </style:style>
    <style:style style:name="P94" style:parent-style-name="Standard" style:list-style-name="LFO6" style:family="paragraph">
      <style:text-properties fo:font-size="9pt" style:font-size-asian="9pt" style:font-size-complex="9pt"/>
    </style:style>
    <style:style style:name="P95" style:parent-style-name="Standard" style:list-style-name="LFO6" style:family="paragraph">
      <style:text-properties fo:font-size="9pt" style:font-size-asian="9pt" style:font-size-complex="9pt"/>
    </style:style>
    <style:style style:name="P96" style:parent-style-name="Standard" style:list-style-name="LFO6" style:family="paragraph">
      <style:text-properties fo:font-size="9pt" style:font-size-asian="9pt" style:font-size-complex="9pt"/>
    </style:style>
    <style:style style:name="P97" style:parent-style-name="Standard" style:list-style-name="LFO6" style:family="paragraph">
      <style:paragraph-properties fo:line-height="100%"/>
      <style:text-properties fo:font-size="9pt" style:font-size-asian="9pt" style:font-size-complex="9pt"/>
    </style:style>
    <style:style style:name="P98" style:parent-style-name="Standard" style:family="paragraph">
      <style:paragraph-properties fo:line-height="100%"/>
      <style:text-properties fo:font-size="9pt" style:font-size-asian="9pt" style:font-size-complex="9pt"/>
    </style:style>
    <style:style style:name="P99" style:parent-style-name="Standard" style:family="paragraph">
      <style:paragraph-properties fo:line-height="100%"/>
    </style:style>
    <style:style style:name="T100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101" style:parent-style-name="Fuentedepárrafopredeter." style:family="text">
      <style:text-properties style:font-name-asian="Arial" style:font-name-complex="Arial" fo:font-weight="bold" style:font-weight-asian="bold" style:font-weight-complex="bold" fo:font-size="9pt" style:font-size-asian="9pt" style:font-size-complex="9pt"/>
    </style:style>
    <style:style style:name="T102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103" style:parent-style-name="Fuentedepárrafopredeter." style:family="text">
      <style:text-properties style:font-name-asian="Arial" style:font-name-complex="Arial" fo:font-weight="bold" style:font-weight-asian="bold" style:font-weight-complex="bold" fo:font-size="9pt" style:font-size-asian="9pt" style:font-size-complex="9pt"/>
    </style:style>
    <style:style style:name="T104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105" style:parent-style-name="Fuentedepárrafopredeter." style:family="text">
      <style:text-properties style:font-name-asian="Arial" style:font-name-complex="Arial" fo:font-weight="bold" style:font-weight-asian="bold" style:font-weight-complex="bold" fo:font-size="9pt" style:font-size-asian="9pt" style:font-size-complex="9pt"/>
    </style:style>
    <style:style style:name="P106" style:parent-style-name="Standard" style:family="paragraph">
      <style:text-properties fo:font-size="9pt" style:font-size-asian="9pt" style:font-size-complex="9pt"/>
    </style:style>
    <style:style style:name="P107" style:parent-style-name="Standard" style:family="paragraph">
      <style:text-properties fo:font-size="9pt" style:font-size-asian="9pt" style:font-size-complex="9pt"/>
    </style:style>
    <style:style style:name="P108" style:parent-style-name="Standard" style:family="paragraph">
      <style:text-properties fo:font-size="9pt" style:font-size-asian="9pt" style:font-size-complex="9pt"/>
    </style:style>
    <style:style style:name="P109" style:parent-style-name="Standard" style:family="paragraph">
      <style:text-properties fo:font-size="9pt" style:font-size-asian="9pt" style:font-size-complex="9pt"/>
    </style:style>
    <style:style style:name="P110" style:parent-style-name="Standard" style:list-style-name="LFO7" style:family="paragraph">
      <style:text-properties fo:font-size="9pt" style:font-size-asian="9pt" style:font-size-complex="9pt"/>
    </style:style>
    <style:style style:name="P111" style:parent-style-name="Standard" style:list-style-name="LFO7" style:family="paragraph">
      <style:text-properties fo:font-size="9pt" style:font-size-asian="9pt" style:font-size-complex="9pt"/>
    </style:style>
    <style:style style:name="P112" style:parent-style-name="Standard" style:family="paragraph">
      <style:text-properties fo:font-size="9pt" style:font-size-asian="9pt" style:font-size-complex="9pt"/>
    </style:style>
    <style:style style:name="P113" style:parent-style-name="Standard" style:family="paragraph">
      <style:text-properties fo:font-size="9pt" style:font-size-asian="9pt" style:font-size-complex="9pt"/>
    </style:style>
  </office:automatic-styles>
  <office:body>
    <office:text text:use-soft-page-breaks="true">
      <text:p text:style-name="P1"><text:s/></text:p>
      <text:p text:style-name="P6"><text:span text:style-name="T7">BASES</text:span><text:span text:style-name="T8"><text:s/></text:span><text:span text:style-name="T9">DE</text:span><text:span text:style-name="T10"><text:s/></text:span><text:span text:style-name="T11">DATOS</text:span></text:p>
      <text:p text:style-name="P12"><text:span text:style-name="T13">1ª Evaluación Curso</text:span><text:span text:style-name="T14"><text:s/></text:span><text:span text:style-name="T15">2013-2014</text:span></text:p>
      <text:p text:style-name="P16"><text:span text:style-name="T17">Fecha:</text:span><text:span text:style-name="T18"><text:s/>23</text:span><text:span text:style-name="T19">/01/2013</text:span></text:p>
      <text:p text:style-name="P20"/>
      <text:p text:style-name="Standard"><text:span text:style-name="T21">Apellidos</text:span><text:span text:style-name="T22"><text:s/></text:span><text:span text:style-name="T23">y</text:span><text:span text:style-name="T24"><text:s/></text:span><text:span text:style-name="T25">Nombre:</text:span><text:span text:style-name="T26"><text:s/></text:span>_______________________________________________________________________</text:p>
      <text:p text:style-name="P27"><text:span text:style-name="T28">Normas</text:span>:</text:p>
      <text:p text:style-name="P29"><text:span text:style-name="T30"><text:s text:c="4"/>- E</text:span><text:span text:style-name="T31">ntregar<text:s/></text:span><text:span text:style-name="T32">el</text:span><text:span text:style-name="T33"><text:s/></text:span><text:span text:style-name="T34">enunciado</text:span><text:span text:style-name="T35"><text:s/></text:span><text:span text:style-name="T36">firmado y</text:span><text:span text:style-name="T37"><text:s/></text:span><text:span text:style-name="T38">los</text:span><text:span text:style-name="T39"><text:s/></text:span><text:span text:style-name="T40">folios</text:span><text:span text:style-name="T41"><text:s/></text:span><text:span text:style-name="T42">con</text:span><text:span text:style-name="T43"><text:s/></text:span><text:span text:style-name="T44">las</text:span><text:span text:style-name="T45"><text:s/></text:span><text:span text:style-name="T46">respuestas.</text:span></text:p>
      <text:list text:style-name="WW8Num2">
        <text:list-item>
          <text:p text:style-name="P47"><text:span text:style-name="T48">Las</text:span><text:span text:style-name="T49"><text:s/></text:span><text:span text:style-name="T50">preguntas</text:span><text:span text:style-name="T51"><text:s/></text:span><text:span text:style-name="T52">del</text:span><text:span text:style-name="T53"><text:s/></text:span><text:span text:style-name="T54">examen</text:span><text:span text:style-name="T55"><text:s/></text:span><text:span text:style-name="T56">se</text:span><text:span text:style-name="T57"><text:s/></text:span><text:span text:style-name="T58">pueden</text:span><text:span text:style-name="T59"><text:s/></text:span><text:span text:style-name="T60">responder</text:span><text:span text:style-name="T61"><text:s/></text:span><text:span text:style-name="T62">en</text:span><text:span text:style-name="T63"><text:s/></text:span><text:span text:style-name="T64">el</text:span><text:span text:style-name="T65"><text:s/></text:span><text:span text:style-name="T66">orden</text:span><text:span text:style-name="T67"><text:s/></text:span><text:span text:style-name="T68">que</text:span><text:span text:style-name="T69"><text:s/></text:span><text:span text:style-name="T70">se</text:span><text:span text:style-name="T71"><text:s/></text:span><text:span text:style-name="T72">prefiera.</text:span></text:p>
        </text:list-item>
      </text:list>
      <text:p text:style-name="P73"/>
      <text:p text:style-name="P74"><text:span text:style-name="T75">Examen</text:span>:</text:p>
      <text:p text:style-name="P76"><text:span text:style-name="T77">01.-</text:span><text:span text:style-name="T78"><text:s/></text:span><text:span text:style-name="T79">(6</text:span><text:span text:style-name="T80"><text:s/></text:span><text:span text:style-name="T81">puntos)</text:span><text:span text:style-name="T82"><text:s/></text:span><text:span text:style-name="T83">Realizar</text:span><text:span text:style-name="T84"><text:s/></text:span><text:span text:style-name="T85">el</text:span><text:span text:style-name="T86"><text:s/></text:span><text:span text:style-name="T87">diagrama</text:span><text:span text:style-name="T88"><text:s/></text:span><text:span text:style-name="T89">E-R</text:span><text:span text:style-name="T90"><text:s text:c="2"/></text:span></text:p>
      <text:p text:style-name="P91">Una compañía aseguradora de tipo sanitario desea diseñar una base de datos para informatizar parte de su gestión hospitalaria. En una<text:s/>primera fase sólo quiere contemplar los siguientes supuestos:</text:p>
      <text:list text:style-name="LFO5" text:continue-numbering="true">
        <text:list-item>
          <text:list>
            <text:list-item>
              <text:p text:style-name="P92">Los hospitales de su red pueden ser propios o concertados; además de unos datos comunes como son el código de hospital(Cod_H) , su nombre (N_H), dirección (Dir_H) <text:s text:c="2"/>y <text:s/>número de camas (Num_C),<text:s/>cuando un hospital es propio además contará con el presupuesto (P) <text:s/>y tipo de servicio (TS).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93">Una póliza se identifica por un número de póliza (Cod_P) <text:s/>y una serie de atributos que no interesa especificar y que se agruparán bajo el nombre de datos de póliza<text:s/>(Datos_P). Una póliza cubre a varios asegurados, los cuales se identifican por un número (Num) que se añade al código de la póliza, y tienen además un nombre (NA) y <text:s/>fecha de nacimiento (FN).</text:p>
            </text:list-item>
            <text:list-item>
              <text:p text:style-name="P94">Los <text:s/>asegurados cubiertos por una misma póliza pueden ser de dos categorías. Mientras que los asegurados de primera categoría <text:s/>pueden ser hospitalizados en cualquier hospital , los de segunda categoría sólo pueden ser hospitallizados en hospitales propios.</text:p>
            </text:list-item>
            <text:list-item>
              <text:p text:style-name="P95">Interesa saber en qué hospitales han estado o están hospitalizados los asegurados así <text:s/>como las fechas de inicio (FI) y de fin (FF) de la misma.</text:p>
            </text:list-item>
            <text:list-item>
              <text:p text:style-name="P96">Existen áreas, identificadas por un código (Cod_A) <text:s/>y éstas cuentan con datos sobre su superficie (S) y <text:s/>número de habitantes (Num_H). Los hospitales concertados tienen que<text:s/>estar asignados a una única área mientras que los propios no están asignados a áreas.</text:p>
            </text:list-item>
            <text:list-item>
              <text:p text:style-name="P97">Los médicos se identifican por un código (Cod_M), un nombre (N_M) y teléfono de contacto (Tel). Interesa conocer las áreas a las que está abscrito un médico y de cada área cuál es el médico jefe.</text:p>
            </text:list-item>
          </text:list>
        </text:list-item>
      </text:list>
      <text:p text:style-name="P98"/>
      <text:p text:style-name="P99"><text:span text:style-name="T100">02.-</text:span><text:span text:style-name="T101"><text:s/></text:span><text:span text:style-name="T102">(2</text:span><text:span text:style-name="T103"><text:s/></text:span><text:span text:style-name="T104">puntos)</text:span><text:span text:style-name="T105"><text:s/>Ejercicio de Normalización</text:span></text:p>
      <text:p text:style-name="P106">Dada la siguiente relación que contiene información relativa a los préstamos que realizan las editoriales a los profesores de los colegios de primaria para su evaluación en las asignaturas que imparten.</text:p>
      <text:p text:style-name="P107"><text:s text:c="4"/>R( cod_colegio, nombre_colegio, Dni_prof, Nombre_prof, <text:s/>Aula_prof, <text:s/>Cod_libro, Editorial, Autor, Fecha_pres,</text:p>
      <text:p text:style-name="P108"><text:s text:c="9"/>cod_asig )</text:p>
      <text:p text:style-name="P109">Tener en cuenta las siguientes premisas:</text:p>
      <text:list text:style-name="LFO7" text:continue-numbering="true">
        <text:list-item>
          <text:list>
            <text:list-item>
              <text:p text:style-name="P110">Un profesor pertenece a un colegio e imparte una única<text:s/>asignatura.</text:p>
            </text:list-item>
            <text:list-item>
              <text:p text:style-name="P111">Un profesor en un momento dado puede tener en préstamo varios ejemplares del mismo libro.</text:p>
            </text:list-item>
          </text:list>
        </text:list-item>
      </text:list>
      <text:p text:style-name="P112"/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>
        <style:tab-stops>
          <style:tab-stop style:type="left" style:position="0.2951in"/>
        </style:tab-stops>
      </style:paragraph-properties>
      <style:text-properties fo:font-size="12pt" style:font-size-asian="12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-complex="Arial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 style:punctuation-wrap="simple" style:text-autospace="none" fo:text-align="justify" fo:margin-bottom="0.0833in" fo:line-height="120%"/>
      <style:text-properties style:font-name="Arial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ódigo" style:display-name="Código" style:family="paragraph" style:parent-style-name="Standard">
      <style:paragraph-properties fo:text-align="start" fo:margin-bottom="0in" fo:line-height="100%"/>
      <style:text-properties style:font-name="Courier New" style:font-name-complex="Courier New" fo:font-size="8pt" style:font-size-asian="8pt" fo:language="en" fo:country="GB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font-style="italic" style:font-style-asian="italic" fo:font-size="8pt" style:font-size-asian="8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8pt" style:font-size-asian="8pt" fo:hyphenate="false"/>
    </style:style>
    <style:style style:name="Drawing" style:display-name="Drawing" style:family="paragraph" style:parent-style-name="Código">
      <style:paragraph-properties fo:text-align="center"/>
      <style:text-properties style:font-name="Arial" style:font-name-complex="Arial" fo:font-size="7pt" style:font-size-asian="7pt" style:font-size-complex="7pt" fo:language="es" fo:country="ES" fo:hyphenate="false"/>
    </style:style>
    <style:style style:name="WW8Num2z0" style:display-name="WW8Num2z0" style:family="text">
      <style:text-properties style:font-name="Symbol" style:font-name-complex="Symbol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>
      <style:text-properties style:font-name="Symbol" style:font-name-complex="Symbol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6z0" style:display-name="WW8Num6z0" style:family="text">
      <style:text-properties style:font-name="Arial" style:font-name-asian="Times New Roman" style:font-name-complex="Aria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PageNumber" style:display-name="Page Number" style:family="text" style:parent-style-name="Fuentedepárrafopredeter."/>
    <style:style style:name="CódigoCar" style:display-name="Código Car" style:family="text" style:parent-style-name="Fuentedepárrafopredeter.">
      <style:text-properties style:font-name="Courier New" style:font-name-complex="Courier New" fo:font-size="8pt" style:font-size-asian="8pt" fo:language="en" fo:country="GB" style:language-complex="ar" style:country-complex="SA"/>
    </style:style>
    <style:style style:name="DibujoCar" style:display-name="Dibujo Car" style:family="text" style:parent-style-name="CódigoCar">
      <style:text-properties style:font-name="Arial" style:font-name-complex="Arial" fo:font-size="7pt" style:font-size-asian="7pt" style:font-size-complex="7pt" fo:language="es" fo:country="E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Arial" style:font-name-complex="Symbol"/>
    </style:style>
    <text:list-style style:name="WW8Num2" style:display-name="WW8Num2">
      <text:list-level-style-bullet text:level="1" text:style-name="WW_CharLFO3LVL1" text:bullet-char="-">
        <style:list-level-properties/>
        <style:text-properties style:font-name="Aria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2958in" fo:margin-left="0.7875in" fo:margin-bottom="0.331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08in"/>
      </style:header-style>
      <style:footer-style>
        <style:header-footer-properties style:dynamic-spacing="true" fo:min-height="0.6534in"/>
      </style:footer-style>
    </style:page-layout>
    <style:style style:name="P2" style:parent-style-name="Header" style:family="paragraph">
      <style:paragraph-properties fo:text-align="start">
        <style:tab-stops>
          <style:tab-stop style:type="right" style:position="6.8909in"/>
        </style:tab-stops>
      </style:paragraph-properties>
    </style:style>
    <style:style style:name="P3" style:parent-style-name="Footer" style:family="paragraph">
      <style:paragraph-properties fo:text-align="start">
        <style:tab-stops>
          <style:tab-stop style:type="right" style:position="6.8909in"/>
        </style:tab-stops>
      </style:paragraph-properties>
    </style:style>
    <style:style style:name="T4" style:parent-style-name="Fuentedepárrafopredeter." style:family="text">
      <style:text-properties style:font-name-asian="Arial" style:font-name-complex="Arial"/>
    </style:style>
    <style:style style:name="T5" style:parent-style-name="Fuentedepárrafopredeter." style:family="text">
      <style:text-properties style:font-name-asian="Arial" style:font-name-complex="Arial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Ana María Gutiérrez Lozano/Eva<text:span text:style-name="T4"><text:s/></text:span>Peralta<text:span text:style-name="T5"><text:s/></text:span>Macía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ROGRAMACIÓN EN LENGUAJES ESTRUCTURADOS</dc:title>
    <meta:initial-creator>PEDRO</meta:initial-creator>
    <dc:creator>Alejandro S�nchez Galv�n</dc:creator>
    <meta:creation-date>2003-10-31T18:29:00Z</meta:creation-date>
    <dc:date>2014-12-09T10:13:00Z</dc:date>
    <meta:print-date>2014-01-20T13:16:00Z</meta:print-date>
    <meta:template xlink:href="Normal.dotm" xlink:type="simple"/>
    <meta:editing-cycles>2</meta:editing-cycles>
    <meta:editing-duration>PT1860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5" meta:word-count="405" meta:character-count="2631" meta:row-count="18" meta:non-whitespace-character-count="2231"/>
  </office:meta>
</office:document-meta>
</file>